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waiwai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hixk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Wai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volved past</text:p>
          </table:table-cell>
          <table:table-cell office:value-type="string" calcext:value-type="string">
            <text:p>-je</text:p>
          </table:table-cell>
          <table:table-cell office:value-type="string" calcext:value-type="string">
            <text:p>-t͡ʃ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C.CPL</text:p>
          </table:table-cell>
          <table:table-cell office:value-type="string" calcext:value-type="string">
            <text:p>-jako</text:p>
          </table:table-cell>
          <table:table-cell office:value-type="string" calcext:value-type="string">
            <text:p>-ja-t͡ʃo-k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C.CONT</text:p>
          </table:table-cell>
          <table:table-cell office:value-type="string" calcext:value-type="string">
            <text:p>-jaknano</text:p>
          </table:table-cell>
          <table:table-cell office:value-type="string" calcext:value-type="string">
            <text:p>-ja-t͡ʃ-kenan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M.CPL</text:p>
          </table:table-cell>
          <table:table-cell office:value-type="string" calcext:value-type="string">
            <text:p>-je</text:p>
          </table:table-cell>
          <table:table-cell office:value-type="string" calcext:value-type="string">
            <text:p>-t͡ʃo-wnɨ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uninvolved nonpast</text:p>
          </table:table-cell>
          <table:table-cell office:value-type="string" calcext:value-type="string">
            <text:p>-ja-j</text:p>
          </table:table-cell>
          <table:table-cell office:value-type="string" calcext:value-type="string">
            <text:p>-ja-tu</text:p>
          </table:table-cell>
          <table:table-cell office:value-type="string" calcext:value-type="string">
            <text:p>NPST.UNCERT</text:p>
          </table:table-cell>
          <table:table-cell office:value-type="string" calcext:value-type="string">
            <text:p>-jano</text:p>
          </table:table-cell>
          <table:table-cell office:value-type="string" calcext:value-type="string">
            <text:p>-ja-t͡ʃo-wɨ</text:p>
          </table:table-cell>
          <table:table-cell/>
        </table:table-row>
        <table:table-row table:style-name="ro1">
          <table:table-cell office:value-type="string" calcext:value-type="string">
            <text:p>today</text:p>
          </table:table-cell>
          <table:table-cell office:value-type="string" calcext:value-type="string">
            <text:p>-w</text:p>
          </table:table-cell>
          <table:table-cell office:value-type="string" calcext:value-type="string">
            <text:p>-t͡ʃo-w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-no</text:p>
          </table:table-cell>
          <table:table-cell office:value-type="string" calcext:value-type="string">
            <text:p>-t͡ʃo-wɨ</text:p>
          </table:table-cell>
          <table:table-cell/>
        </table:table-row>
        <table:table-row table:style-name="ro1">
          <table:table-cell office:value-type="string" calcext:value-type="string">
            <text:p>involved nonpast</text:p>
          </table:table-cell>
          <table:table-cell office:value-type="string" calcext:value-type="string">
            <text:p>-ja-sɨ</text:p>
          </table:table-cell>
          <table:table-cell office:value-type="string" calcext:value-type="string">
            <text:p>-ja-ʃe</text:p>
          </table:table-cell>
          <table:table-cell office:value-type="string" calcext:value-type="string">
            <text:p>NPST</text:p>
          </table:table-cell>
          <table:table-cell office:value-type="string" calcext:value-type="string">
            <text:p>-jaha</text:p>
          </table:table-cell>
          <table:table-cell office:value-type="string" calcext:value-type="string">
            <text:p>-ja-t͡ʃe</text:p>
          </table:table-cell>
          <table:table-cell/>
        </table:table-row>
        <table:table-row table:style-name="ro1">
          <table:table-cell office:value-type="string" calcext:value-type="string">
            <text:p>uninvolved past</text:p>
          </table:table-cell>
          <table:table-cell office:value-type="string" calcext:value-type="string">
            <text:p>-ja-kɲe</text:p>
          </table:table-cell>
          <table:table-cell office:value-type="string" calcext:value-type="string">
            <text:p>-ja-t-keɲe</text:p>
          </table:table-cell>
          <table:table-cell office:value-type="string" calcext:value-type="string">
            <text:p>REM.CONT</text:p>
          </table:table-cell>
          <table:table-cell office:value-type="string" calcext:value-type="string">
            <text:p>-jakonɨ</text:p>
          </table:table-cell>
          <table:table-cell office:value-type="string" calcext:value-type="string">
            <text:p>-ja-t͡ʃ-konɨ</text:p>
          </table:table-cell>
          <table:table-cell office:value-type="string" calcext:value-type="string">
            <text:p>-ja-ko ne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fall</text:p>
          </table:table-cell>
          <table:table-cell office:value-type="string" calcext:value-type="string">
            <text:p>k-eɸɨrka-</text:p>
          </table:table-cell>
          <table:table-cell office:value-type="string" calcext:value-type="string">
            <text:p>k-ehurka-</text:p>
          </table:table-cell>
          <table:table-cell office:value-type="string" calcext:value-type="string">
            <text:p>howard 5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nk</text:p>
          </table:table-cell>
          <table:table-cell office:value-type="string" calcext:value-type="string">
            <text:p>k-esehtɨno-</text:p>
          </table:table-cell>
          <table:table-cell/>
          <table:table-cell office:value-type="string" calcext:value-type="string">
            <text:p>hawkins 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t</text:p>
          </table:table-cell>
          <table:table-cell office:value-type="string" calcext:value-type="string">
            <text:p>k-eseɸerʲanto-</text:p>
          </table:table-cell>
          <table:table-cell/>
          <table:table-cell office:value-type="string" calcext:value-type="string">
            <text:p>hawkins 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t</text:p>
          </table:table-cell>
          <table:table-cell office:value-type="string" calcext:value-type="string">
            <text:p>k-eseresma-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he</text:p>
          </table:table-cell>
          <table:table-cell office:value-type="string" calcext:value-type="string">
            <text:p>k-ejepu-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 out</text:p>
          </table:table-cell>
          <table:table-cell office:value-type="string" calcext:value-type="string">
            <text:p>k-epataka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k-emaht͡ʃi-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 fire</text:p>
          </table:table-cell>
          <table:table-cell office:value-type="string" calcext:value-type="string">
            <text:p>k-emehto-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waiwai</text:p>
          </table:table-cell>
          <table:table-cell office:value-type="string" calcext:value-type="string">
            <text:p>hixka</text:p>
          </table:table-cell>
          <table:table-cell office:value-type="string" calcext:value-type="string">
            <text:p>PWa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-eʃeʃewnuk-</text:p>
          </table:table-cell>
          <table:table-cell office:value-type="string" calcext:value-type="string">
            <text:p>k-oseʃemnuk-</text:p>
          </table:table-cell>
          <table:table-cell office:value-type="string" calcext:value-type="string">
            <text:p>k-oseʃewnuk-</text:p>
          </table:table-cell>
          <table:table-cell office:value-type="string" calcext:value-type="string">
            <text:p>choke self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985: 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eseht͡ʃem-</text:p>
          </table:table-cell>
          <table:table-cell table:number-columns-repeated="2" office:value-type="string" calcext:value-type="string">
            <text:p>k-osoht͡ʃema-</text:p>
          </table:table-cell>
          <table:table-cell office:value-type="string" calcext:value-type="string">
            <text:p>treat self medically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" office:value-type="string" calcext:value-type="string">
            <text:p>1985 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eɸɨrka-</text:p>
          </table:table-cell>
          <table:table-cell office:value-type="string" calcext:value-type="string">
            <text:p>k-ehurka-</text:p>
          </table:table-cell>
          <table:table-cell office:value-type="string" calcext:value-type="string">
            <text:p>k-eɸurka-</text:p>
          </table:table-cell>
          <table:table-cell office:value-type="string" calcext:value-type="string">
            <text:p>fal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oward 5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mok-</text:p>
          </table:table-cell>
          <table:table-cell table:number-columns-repeated="2" office:value-type="string" calcext:value-type="string">
            <text:p>k-omokɨ-</text:p>
          </table:table-cell>
          <table:table-cell office:value-type="string" calcext:value-type="string">
            <text:p>com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985 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-eeʃi-</text:p>
          </table:table-cell>
          <table:table-cell office:value-type="string" calcext:value-type="string">
            <text:p>w-eʃe-</text:p>
          </table:table-cell>
          <table:table-cell office:value-type="string" calcext:value-type="string">
            <text:p>w-eʃi-</text:p>
          </table:table-cell>
          <table:table-cell office:value-type="string" calcext:value-type="string">
            <text:p>be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985 1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ɨɨ-ka-</text:p>
          </table:table-cell>
          <table:table-cell office:value-type="string" calcext:value-type="string">
            <text:p>ɨ-ka-</text:p>
          </table:table-cell>
          <table:table-cell office:value-type="string" calcext:value-type="string">
            <text:p>wɨ-ka-</text:p>
          </table:table-cell>
          <table:table-cell office:value-type="string" calcext:value-type="string">
            <text:p>say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9" calcext:value-type="float">
            <text:p>249</text:p>
          </table:table-cell>
          <table:table-cell table:number-columns-repeated="5"/>
        </table:table-row>
      </table:table>
      <table:table table:name="sa sp comparison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k-eɸurka-</text:p>
          </table:table-cell>
          <table:table-cell office:value-type="string" calcext:value-type="string">
            <text:p>kɨ-wɨnɨkɨ-</text:p>
          </table:table-cell>
          <table:table-cell/>
          <table:table-cell office:value-type="string" calcext:value-type="string">
            <text:p>\gl{1}</text:p>
          </table:table-cell>
          <table:table-cell table:formula="of:=&quot;\rc{&quot;&amp;[.A1]&amp;&quot;}&quot;" office:value-type="string" office:string-value="\rc{k-eɸurka-}" calcext:value-type="string">
            <text:p>\rc{k-eɸurka-}</text:p>
          </table:table-cell>
          <table:table-cell table:formula="of:=&quot;\rc{&quot;&amp;[.B1]&amp;&quot;}&quot;" office:value-type="string" office:string-value="\rc{kɨ-wɨnɨkɨ-}" calcext:value-type="string">
            <text:p>\rc{kɨ-wɨnɨkɨ-}</text:p>
          </table:table-cell>
        </table:table-row>
        <table:table-row table:style-name="ro1">
          <table:table-cell office:value-type="string" calcext:value-type="string">
            <text:p>m-eɸurka-</text:p>
          </table:table-cell>
          <table:table-cell office:value-type="string" calcext:value-type="string">
            <text:p>o-wɨnɨkɨ-</text:p>
          </table:table-cell>
          <table:table-cell/>
          <table:table-cell office:value-type="string" calcext:value-type="string">
            <text:p>\gl{2}</text:p>
          </table:table-cell>
          <table:table-cell table:formula="of:=&quot;\rc{&quot;&amp;[.A2]&amp;&quot;}&quot;" office:value-type="string" office:string-value="\rc{m-eɸurka-}" calcext:value-type="string">
            <text:p>\rc{m-eɸurka-}</text:p>
          </table:table-cell>
          <table:table-cell table:formula="of:=&quot;\rc{&quot;&amp;[.B2]&amp;&quot;}&quot;" office:value-type="string" office:string-value="\rc{o-wɨnɨkɨ-}" calcext:value-type="string">
            <text:p>\rc{o-wɨnɨkɨ-}</text:p>
          </table:table-cell>
        </table:table-row>
        <table:table-row table:style-name="ro1">
          <table:table-cell office:value-type="string" calcext:value-type="string">
            <text:p>t-eɸurka-</text:p>
          </table:table-cell>
          <table:table-cell office:value-type="string" calcext:value-type="string">
            <text:p>tɨt-wɨnɨkɨ-</text:p>
          </table:table-cell>
          <table:table-cell/>
          <table:table-cell office:value-type="string" calcext:value-type="string">
            <text:p>\gl{1+2}</text:p>
          </table:table-cell>
          <table:table-cell table:formula="of:=&quot;\rc{&quot;&amp;[.A3]&amp;&quot;}&quot;" office:value-type="string" office:string-value="\rc{t-eɸurka-}" calcext:value-type="string">
            <text:p>\rc{t-eɸurka-}</text:p>
          </table:table-cell>
          <table:table-cell table:formula="of:=&quot;\rc{&quot;&amp;[.B3]&amp;&quot;}&quot;" office:value-type="string" office:string-value="\rc{tɨt-wɨnɨkɨ-}" calcext:value-type="string">
            <text:p>\rc{tɨt-wɨnɨkɨ-}</text:p>
          </table:table-cell>
        </table:table-row>
        <table:table-row table:style-name="ro1">
          <table:table-cell office:value-type="string" calcext:value-type="string">
            <text:p>ɲ-eɸurka-</text:p>
          </table:table-cell>
          <table:table-cell office:value-type="string" calcext:value-type="string">
            <text:p>nɨ-wɨnɨkɨ-</text:p>
          </table:table-cell>
          <table:table-cell/>
          <table:table-cell office:value-type="string" calcext:value-type="string">
            <text:p>\gl{3}</text:p>
          </table:table-cell>
          <table:table-cell table:formula="of:=&quot;\rc{&quot;&amp;[.A4]&amp;&quot;}&quot;" office:value-type="string" office:string-value="\rc{ɲ-eɸurka-}" calcext:value-type="string">
            <text:p>\rc{ɲ-eɸurka-}</text:p>
          </table:table-cell>
          <table:table-cell table:formula="of:=&quot;\rc{&quot;&amp;[.B4]&amp;&quot;}&quot;" office:value-type="string" office:string-value="\rc{nɨ-wɨnɨkɨ-}" calcext:value-type="string">
            <text:p>\rc{nɨ-wɨnɨkɨ-}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-ehurka-</text:p>
          </table:table-cell>
          <table:table-cell office:value-type="string" calcext:value-type="string">
            <text:p>kɨ-nɨkɨ-</text:p>
          </table:table-cell>
          <table:table-cell/>
          <table:table-cell office:value-type="string" calcext:value-type="string">
            <text:p>\gl{1}</text:p>
          </table:table-cell>
          <table:table-cell table:formula="of:=&quot;\obj{&quot;&amp;[.A6]&amp;&quot;}&quot;" office:value-type="string" office:string-value="\obj{k-ehurka-}" calcext:value-type="string">
            <text:p>\obj{k-ehurka-}</text:p>
          </table:table-cell>
          <table:table-cell table:formula="of:=&quot;\obj{&quot;&amp;[.B6]&amp;&quot;}&quot;" office:value-type="string" office:string-value="\obj{kɨ-nɨkɨ-}" calcext:value-type="string">
            <text:p>\obj{kɨ-nɨkɨ-}</text:p>
          </table:table-cell>
        </table:table-row>
        <table:table-row table:style-name="ro1">
          <table:table-cell office:value-type="string" calcext:value-type="string">
            <text:p>m-ehurka-</text:p>
          </table:table-cell>
          <table:table-cell office:value-type="string" calcext:value-type="string">
            <text:p>o-wnɨkɨ-</text:p>
          </table:table-cell>
          <table:table-cell/>
          <table:table-cell office:value-type="string" calcext:value-type="string">
            <text:p>\gl{2}</text:p>
          </table:table-cell>
          <table:table-cell table:formula="of:=&quot;\obj{&quot;&amp;[.A7]&amp;&quot;}&quot;" office:value-type="string" office:string-value="\obj{m-ehurka-}" calcext:value-type="string">
            <text:p>\obj{m-ehurka-}</text:p>
          </table:table-cell>
          <table:table-cell table:formula="of:=&quot;\obj{&quot;&amp;[.B7]&amp;&quot;}&quot;" office:value-type="string" office:string-value="\obj{o-wnɨkɨ-}" calcext:value-type="string">
            <text:p>\obj{o-wnɨkɨ-}</text:p>
          </table:table-cell>
        </table:table-row>
        <table:table-row table:style-name="ro1">
          <table:table-cell office:value-type="string" calcext:value-type="string">
            <text:p>t-ehurka-</text:p>
          </table:table-cell>
          <table:table-cell office:value-type="string" calcext:value-type="string">
            <text:p>tɨ-nɨkɨ-</text:p>
          </table:table-cell>
          <table:table-cell/>
          <table:table-cell office:value-type="string" calcext:value-type="string">
            <text:p>\gl{1+2}</text:p>
          </table:table-cell>
          <table:table-cell table:formula="of:=&quot;\obj{&quot;&amp;[.A8]&amp;&quot;}&quot;" office:value-type="string" office:string-value="\obj{t-ehurka-}" calcext:value-type="string">
            <text:p>\obj{t-ehurka-}</text:p>
          </table:table-cell>
          <table:table-cell table:formula="of:=&quot;\obj{&quot;&amp;[.B8]&amp;&quot;}&quot;" office:value-type="string" office:string-value="\obj{tɨ-nɨkɨ-}" calcext:value-type="string">
            <text:p>\obj{tɨ-nɨkɨ-}</text:p>
          </table:table-cell>
        </table:table-row>
        <table:table-row table:style-name="ro1">
          <table:table-cell office:value-type="string" calcext:value-type="string">
            <text:p>ɲ-ehurka-</text:p>
          </table:table-cell>
          <table:table-cell office:value-type="string" calcext:value-type="string">
            <text:p>nɨ-nɨkɨ-</text:p>
          </table:table-cell>
          <table:table-cell/>
          <table:table-cell office:value-type="string" calcext:value-type="string">
            <text:p>\gl{3}</text:p>
          </table:table-cell>
          <table:table-cell table:formula="of:=&quot;\obj{&quot;&amp;[.A9]&amp;&quot;}&quot;" office:value-type="string" office:string-value="\obj{ɲ-ehurka-}" calcext:value-type="string">
            <text:p>\obj{ɲ-ehurka-}</text:p>
          </table:table-cell>
          <table:table-cell table:formula="of:=&quot;\obj{&quot;&amp;[.B9]&amp;&quot;}&quot;" office:value-type="string" office:string-value="\obj{nɨ-nɨkɨ-}" calcext:value-type="string">
            <text:p>\obj{nɨ-nɨkɨ-}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-eɸɨrka-</text:p>
          </table:table-cell>
          <table:table-cell office:value-type="string" calcext:value-type="string">
            <text:p>kɨ-wɨnk-</text:p>
          </table:table-cell>
          <table:table-cell/>
          <table:table-cell office:value-type="string" calcext:value-type="string">
            <text:p>\gl{1}</text:p>
          </table:table-cell>
          <table:table-cell table:formula="of:=&quot;\obj{&quot;&amp;[.A11]&amp;&quot;}&quot;" office:value-type="string" office:string-value="\obj{k-eɸɨrka-}" calcext:value-type="string">
            <text:p>\obj{k-eɸɨrka-}</text:p>
          </table:table-cell>
          <table:table-cell table:formula="of:=&quot;\obj{&quot;&amp;[.B11]&amp;&quot;}&quot;" office:value-type="string" office:string-value="\obj{kɨ-wɨnk-}" calcext:value-type="string">
            <text:p>\obj{kɨ-wɨnk-}</text:p>
          </table:table-cell>
        </table:table-row>
        <table:table-row table:style-name="ro1">
          <table:table-cell office:value-type="string" calcext:value-type="string">
            <text:p>m-eɸɨrka-</text:p>
          </table:table-cell>
          <table:table-cell office:value-type="string" calcext:value-type="string">
            <text:p>mɨ-wɨnk-</text:p>
          </table:table-cell>
          <table:table-cell/>
          <table:table-cell office:value-type="string" calcext:value-type="string">
            <text:p>\gl{2}</text:p>
          </table:table-cell>
          <table:table-cell table:formula="of:=&quot;\obj{&quot;&amp;[.A12]&amp;&quot;}&quot;" office:value-type="string" office:string-value="\obj{m-eɸɨrka-}" calcext:value-type="string">
            <text:p>\obj{m-eɸɨrka-}</text:p>
          </table:table-cell>
          <table:table-cell table:formula="of:=&quot;\obj{&quot;&amp;[.B12]&amp;&quot;}&quot;" office:value-type="string" office:string-value="\obj{mɨ-wɨnk-}" calcext:value-type="string">
            <text:p>\obj{mɨ-wɨnk-}</text:p>
          </table:table-cell>
        </table:table-row>
        <table:table-row table:style-name="ro1">
          <table:table-cell office:value-type="string" calcext:value-type="string">
            <text:p>t͡ʃ-eɸɨrka-</text:p>
          </table:table-cell>
          <table:table-cell office:value-type="string" calcext:value-type="string">
            <text:p>tɨt-wɨnk-</text:p>
          </table:table-cell>
          <table:table-cell/>
          <table:table-cell office:value-type="string" calcext:value-type="string">
            <text:p>\gl{1+2}</text:p>
          </table:table-cell>
          <table:table-cell table:formula="of:=&quot;\obj{&quot;&amp;[.A13]&amp;&quot;}&quot;" office:value-type="string" office:string-value="\obj{t͡ʃ-eɸɨrka-}" calcext:value-type="string">
            <text:p>\obj{t͡ʃ-eɸɨrka-}</text:p>
          </table:table-cell>
          <table:table-cell table:formula="of:=&quot;\obj{&quot;&amp;[.B13]&amp;&quot;}&quot;" office:value-type="string" office:string-value="\obj{tɨt-wɨnk-}" calcext:value-type="string">
            <text:p>\obj{tɨt-wɨnk-}</text:p>
          </table:table-cell>
        </table:table-row>
        <table:table-row table:style-name="ro1">
          <table:table-cell office:value-type="string" calcext:value-type="string">
            <text:p>ɲ-eɸɨrka-</text:p>
          </table:table-cell>
          <table:table-cell office:value-type="string" calcext:value-type="string">
            <text:p>nɨ-wɨnk-</text:p>
          </table:table-cell>
          <table:table-cell/>
          <table:table-cell office:value-type="string" calcext:value-type="string">
            <text:p>\gl{3}</text:p>
          </table:table-cell>
          <table:table-cell table:formula="of:=&quot;\obj{&quot;&amp;[.A14]&amp;&quot;}&quot;" office:value-type="string" office:string-value="\obj{ɲ-eɸɨrka-}" calcext:value-type="string">
            <text:p>\obj{ɲ-eɸɨrka-}</text:p>
          </table:table-cell>
          <table:table-cell table:formula="of:=&quot;\obj{&quot;&amp;[.B14]&amp;&quot;}&quot;" office:value-type="string" office:string-value="\obj{nɨ-wɨnk-}" calcext:value-type="string">
            <text:p>\obj{nɨ-wɨnk-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22:38:47.09454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08T18:02:33.087053000</meta:creation-date>
    <dc:date>2021-08-29T22:56:15.299243000</dc:date>
    <meta:editing-duration>PT40M12S</meta:editing-duration>
    <meta:editing-cycles>9</meta:editing-cycles>
    <meta:generator>LibreOffice/6.4.0.3$MacOSX_X86_64 LibreOffice_project/b0a288ab3d2d4774cb44b62f04d5d28733ac6df8</meta:generator>
    <meta:document-statistic meta:table-count="2" meta:cell-count="168" meta:object-count="0"/>
  </office:meta>
</office:document-meta>
</file>